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nListItsm.setAssets_no( String assets_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nListItsm.setCover_vol( BigDecimal cover_v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nListItsm.getCover_v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nListItsm.getAssets_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